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05c" officeooo:paragraph-rsid="0009c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 ordres IHM → Drone via TCP communication :</text:p>
      <text:p text:style-name="P1"/>
      <text:p text:style-name="P1">T : Takeoff</text:p>
      <text:p text:style-name="P1">L : Land</text:p>
      <text:p text:style-name="P1">M : Mission</text:p>
      <text:p text:style-name="P1">Ro : Red</text:p>
      <text:p text:style-name="P1">Gr : Green</text:p>
      <text:p text:style-name="P1">Bl : Blue</text:p>
      <text:p text:style-name="P1">Re : Rectangle</text:p>
      <text:p text:style-name="P1">Tr : Triangle</text:p>
      <text:p text:style-name="P1">Ci : Circle</text:p>
      <text:p text:style-name="P1"/>
      <text:p text:style-name="P1">Tous les arguments sont séparés par des underscores : _</text:p>
      <text:p text:style-name="P1"/>
      <text:p text:style-name="P1">Ordres arguments Détection de Tag : Mission + Forme + Couleur</text:p>
      <text:p text:style-name="P1">Exemple : </text:p>
      <text:p text:style-name="P1">Détection Triangle Rouge : send (M_Tr_Ro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2:57:52.895827446</meta:creation-date>
    <dc:date>2014-11-23T13:11:43.033453171</dc:date>
    <meta:editing-duration>P0D</meta:editing-duration>
    <meta:editing-cycles>1</meta:editing-cycles>
    <meta:document-statistic meta:table-count="0" meta:image-count="0" meta:object-count="0" meta:page-count="1" meta:paragraph-count="14" meta:word-count="65" meta:character-count="314" meta:non-whitespace-character-count="262"/>
    <meta:generator>LibreOffice/4.2.7.2$Linux_x86 LibreOffice_project/420m0$Build-2</meta:generator>
  </office:meta>
</office:document-meta>
</file>